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999999" draw:textarea-horizontal-align="justify" draw:textarea-vertical-align="middle" draw:auto-grow-height="false" fo:min-height="6.504cm" fo:min-width="4.267cm" fo:padding-top="0.176cm" fo:padding-bottom="0.176cm" fo:padding-left="0.301cm" fo:padding-right="0.301cm"/>
      <style:paragraph-properties style:writing-mode="lr-tb"/>
    </style:style>
    <style:style style:name="gr2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999999" draw:textarea-horizontal-align="justify" draw:textarea-vertical-align="middle" draw:auto-grow-height="false" fo:min-height="2.313cm" fo:min-width="4.868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 fo:wrap-option="wrap"/>
    </style:style>
    <style:style style:name="gr5" style:family="graphic" style:parent-style-name="standard">
      <style:graphic-properties draw:stroke="solid" svg:stroke-color="#000000" draw:fill="none" draw:fill-color="#ffffff" fo:min-height="0.939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999999" draw:textarea-horizontal-align="justify" draw:textarea-vertical-align="middle" draw:auto-grow-height="false" fo:min-height="2.313cm" fo:min-width="5.669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999999" draw:textarea-horizontal-align="justify" draw:textarea-vertical-align="middle" draw:auto-grow-height="false" fo:min-height="2.313cm" fo:min-width="7.291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  <style:text-properties style:font-name="Calibri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style:font-name="Calibri1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style:font-name="Calibri1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Calibri" fo:font-size="32pt"/>
    </style:style>
    <style:style style:name="T2" style:family="text">
      <style:text-properties style:font-name="Calibri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869cm" svg:height="6.856cm" svg:x="4.286cm" svg:y="0.199cm">
            <text:p text:style-name="P1"><text:span text:style-name="T1">HexToBinEncoder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2cm" svg:y1="0.206cm" svg:x2="4.262cm" svg:y2="0.206cm">
            <text:p/>
          </draw:line>
          <draw:line draw:style-name="gr2" draw:text-style-name="P3" draw:layer="layout" svg:x1="2.2cm" svg:y1="0.552cm" svg:x2="4.262cm" svg:y2="0.552cm">
            <text:p/>
          </draw:line>
          <draw:line draw:style-name="gr2" draw:text-style-name="P3" draw:layer="layout" svg:x1="2.2cm" svg:y1="0.898cm" svg:x2="4.262cm" svg:y2="0.898cm">
            <text:p/>
          </draw:line>
          <draw:line draw:style-name="gr2" draw:text-style-name="P3" draw:layer="layout" svg:x1="2.2cm" svg:y1="1.243cm" svg:x2="4.262cm" svg:y2="1.243cm">
            <text:p/>
          </draw:line>
          <draw:line draw:style-name="gr2" draw:text-style-name="P3" draw:layer="layout" svg:x1="2.2cm" svg:y1="1.589cm" svg:x2="4.262cm" svg:y2="1.589cm">
            <text:p/>
          </draw:line>
          <draw:line draw:style-name="gr2" draw:text-style-name="P3" draw:layer="layout" svg:x1="2.2cm" svg:y1="1.935cm" svg:x2="4.262cm" svg:y2="1.935cm">
            <text:p/>
          </draw:line>
          <draw:line draw:style-name="gr2" draw:text-style-name="P3" draw:layer="layout" svg:x1="2.2cm" svg:y1="2.281cm" svg:x2="4.262cm" svg:y2="2.281cm">
            <text:p/>
          </draw:line>
          <draw:line draw:style-name="gr2" draw:text-style-name="P3" draw:layer="layout" svg:x1="2.2cm" svg:y1="2.627cm" svg:x2="4.262cm" svg:y2="2.627cm">
            <text:p/>
          </draw:line>
          <draw:line draw:style-name="gr2" draw:text-style-name="P3" draw:layer="layout" svg:x1="2.2cm" svg:y1="2.972cm" svg:x2="4.262cm" svg:y2="2.972cm">
            <text:p/>
          </draw:line>
          <draw:line draw:style-name="gr2" draw:text-style-name="P3" draw:layer="layout" svg:x1="2.2cm" svg:y1="3.318cm" svg:x2="4.262cm" svg:y2="3.318cm">
            <text:p/>
          </draw:line>
          <draw:line draw:style-name="gr2" draw:text-style-name="P3" draw:layer="layout" svg:x1="2.2cm" svg:y1="3.664cm" svg:x2="4.262cm" svg:y2="3.664cm">
            <text:p/>
          </draw:line>
          <draw:line draw:style-name="gr2" draw:text-style-name="P3" draw:layer="layout" svg:x1="2.2cm" svg:y1="4.01cm" svg:x2="4.262cm" svg:y2="4.01cm">
            <text:p/>
          </draw:line>
          <draw:line draw:style-name="gr2" draw:text-style-name="P3" draw:layer="layout" svg:x1="2.2cm" svg:y1="4.356cm" svg:x2="4.262cm" svg:y2="4.356cm">
            <text:p/>
          </draw:line>
          <draw:line draw:style-name="gr2" draw:text-style-name="P3" draw:layer="layout" svg:x1="2.2cm" svg:y1="4.701cm" svg:x2="4.262cm" svg:y2="4.701cm">
            <text:p/>
          </draw:line>
          <draw:line draw:style-name="gr2" draw:text-style-name="P3" draw:layer="layout" svg:x1="2.2cm" svg:y1="5.047cm" svg:x2="4.262cm" svg:y2="5.047cm">
            <text:p/>
          </draw:line>
          <draw:line draw:style-name="gr2" draw:text-style-name="P3" draw:layer="layout" svg:x1="2.2cm" svg:y1="5.393cm" svg:x2="4.262cm" svg:y2="5.393cm">
            <text:p/>
          </draw:line>
          <draw:line draw:style-name="gr2" draw:text-style-name="P3" draw:layer="layout" svg:x1="9.182cm" svg:y1="0.206cm" svg:x2="11.244cm" svg:y2="0.206cm">
            <text:p/>
          </draw:line>
          <draw:line draw:style-name="gr2" draw:text-style-name="P3" draw:layer="layout" svg:x1="9.182cm" svg:y1="1.935cm" svg:x2="11.244cm" svg:y2="1.935cm">
            <text:p/>
          </draw:line>
          <draw:line draw:style-name="gr2" draw:text-style-name="P3" draw:layer="layout" svg:x1="9.182cm" svg:y1="3.664cm" svg:x2="11.244cm" svg:y2="3.664cm">
            <text:p/>
          </draw:line>
          <draw:line draw:style-name="gr2" draw:text-style-name="P3" draw:layer="layout" svg:x1="9.182cm" svg:y1="5.392cm" svg:x2="11.244cm" svg:y2="5.392cm">
            <text:p/>
          </draw:line>
        </draw:g>
        <draw:g>
          <draw:custom-shape draw:style-name="gr1" draw:text-style-name="P2" draw:layer="layout" svg:width="4.869cm" svg:height="6.856cm" svg:x="2.386cm" svg:y="8.999cm">
            <text:p text:style-name="P1"><text:span text:style-name="T1">HexToBinEncoder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0.3cm" svg:y1="9.006cm" svg:x2="2.362cm" svg:y2="9.006cm">
            <text:p/>
          </draw:line>
          <draw:line draw:style-name="gr2" draw:text-style-name="P3" draw:layer="layout" svg:x1="0.3cm" svg:y1="9.352cm" svg:x2="2.362cm" svg:y2="9.352cm">
            <text:p/>
          </draw:line>
          <draw:line draw:style-name="gr2" draw:text-style-name="P3" draw:layer="layout" svg:x1="0.3cm" svg:y1="9.698cm" svg:x2="2.362cm" svg:y2="9.698cm">
            <text:p/>
          </draw:line>
          <draw:line draw:style-name="gr2" draw:text-style-name="P3" draw:layer="layout" svg:x1="0.3cm" svg:y1="10.043cm" svg:x2="2.362cm" svg:y2="10.043cm">
            <text:p/>
          </draw:line>
          <draw:line draw:style-name="gr2" draw:text-style-name="P3" draw:layer="layout" svg:x1="0.3cm" svg:y1="10.389cm" svg:x2="2.362cm" svg:y2="10.389cm">
            <text:p/>
          </draw:line>
          <draw:line draw:style-name="gr2" draw:text-style-name="P3" draw:layer="layout" svg:x1="0.3cm" svg:y1="10.735cm" svg:x2="2.362cm" svg:y2="10.735cm">
            <text:p/>
          </draw:line>
          <draw:line draw:style-name="gr2" draw:text-style-name="P3" draw:layer="layout" svg:x1="0.3cm" svg:y1="11.081cm" svg:x2="2.362cm" svg:y2="11.081cm">
            <text:p/>
          </draw:line>
          <draw:line draw:style-name="gr2" draw:text-style-name="P3" draw:layer="layout" svg:x1="0.3cm" svg:y1="11.427cm" svg:x2="2.362cm" svg:y2="11.427cm">
            <text:p/>
          </draw:line>
          <draw:line draw:style-name="gr2" draw:text-style-name="P3" draw:layer="layout" svg:x1="0.3cm" svg:y1="11.772cm" svg:x2="2.362cm" svg:y2="11.772cm">
            <text:p/>
          </draw:line>
          <draw:line draw:style-name="gr2" draw:text-style-name="P3" draw:layer="layout" svg:x1="0.3cm" svg:y1="12.118cm" svg:x2="2.362cm" svg:y2="12.118cm">
            <text:p/>
          </draw:line>
          <draw:line draw:style-name="gr2" draw:text-style-name="P3" draw:layer="layout" svg:x1="0.3cm" svg:y1="12.464cm" svg:x2="2.362cm" svg:y2="12.464cm">
            <text:p/>
          </draw:line>
          <draw:line draw:style-name="gr2" draw:text-style-name="P3" draw:layer="layout" svg:x1="0.3cm" svg:y1="12.81cm" svg:x2="2.362cm" svg:y2="12.81cm">
            <text:p/>
          </draw:line>
          <draw:line draw:style-name="gr2" draw:text-style-name="P3" draw:layer="layout" svg:x1="0.3cm" svg:y1="13.156cm" svg:x2="2.362cm" svg:y2="13.156cm">
            <text:p/>
          </draw:line>
          <draw:line draw:style-name="gr2" draw:text-style-name="P3" draw:layer="layout" svg:x1="0.3cm" svg:y1="13.501cm" svg:x2="2.362cm" svg:y2="13.501cm">
            <text:p/>
          </draw:line>
          <draw:line draw:style-name="gr2" draw:text-style-name="P3" draw:layer="layout" svg:x1="0.3cm" svg:y1="13.847cm" svg:x2="2.362cm" svg:y2="13.847cm">
            <text:p/>
          </draw:line>
          <draw:line draw:style-name="gr2" draw:text-style-name="P3" draw:layer="layout" svg:x1="0.3cm" svg:y1="14.193cm" svg:x2="2.362cm" svg:y2="14.193cm">
            <text:p/>
          </draw:line>
          <draw:line draw:style-name="gr2" draw:text-style-name="P3" draw:layer="layout" svg:x1="7.282cm" svg:y1="9.006cm" svg:x2="9.344cm" svg:y2="9.006cm">
            <text:p/>
          </draw:line>
          <draw:line draw:style-name="gr2" draw:text-style-name="P3" draw:layer="layout" svg:x1="7.282cm" svg:y1="10.735cm" svg:x2="9.344cm" svg:y2="10.735cm">
            <text:p/>
          </draw:line>
          <draw:line draw:style-name="gr2" draw:text-style-name="P3" draw:layer="layout" svg:x1="7.282cm" svg:y1="12.464cm" svg:x2="9.344cm" svg:y2="12.464cm">
            <text:p/>
          </draw:line>
          <draw:line draw:style-name="gr2" draw:text-style-name="P3" draw:layer="layout" svg:x1="7.282cm" svg:y1="14.192cm" svg:x2="9.344cm" svg:y2="14.192cm">
            <text:p/>
          </draw:line>
        </draw:g>
        <draw:g>
          <draw:custom-shape draw:style-name="gr3" draw:text-style-name="P2" draw:layer="layout" svg:width="5.47cm" svg:height="2.665cm" svg:x="16.808cm" svg:y="3.797cm">
            <text:p text:style-name="P1"><text:span text:style-name="T1">TwoToOneMux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465cm" svg:y1="3.804cm" svg:x2="16.781cm" svg:y2="3.804cm">
            <text:p/>
          </draw:line>
          <draw:line draw:style-name="gr2" draw:text-style-name="P3" draw:layer="layout" svg:x1="14.465cm" svg:y1="5.05cm" svg:x2="16.781cm" svg:y2="5.05cm">
            <text:p/>
          </draw:line>
          <draw:line draw:style-name="gr2" draw:text-style-name="P3" draw:layer="layout" svg:x1="22.309cm" svg:y1="3.804cm" svg:x2="24.625cm" svg:y2="3.804cm">
            <text:p/>
          </draw:line>
          <draw:line draw:style-name="gr2" draw:text-style-name="P3" draw:layer="layout" svg:x1="14.465cm" svg:y1="6.35cm" svg:x2="16.781cm" svg:y2="6.35cm">
            <text:p/>
          </draw:line>
        </draw:g>
        <draw:g>
          <draw:custom-shape draw:style-name="gr3" draw:text-style-name="P2" draw:layer="layout" svg:width="5.47cm" svg:height="2.665cm" svg:x="16.808cm" svg:y="7.597cm">
            <text:p text:style-name="P1"><text:span text:style-name="T1">TwoToOneMux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465cm" svg:y1="7.604cm" svg:x2="16.781cm" svg:y2="7.604cm">
            <text:p/>
          </draw:line>
          <draw:line draw:style-name="gr2" draw:text-style-name="P3" draw:layer="layout" svg:x1="14.465cm" svg:y1="8.85cm" svg:x2="16.781cm" svg:y2="8.85cm">
            <text:p/>
          </draw:line>
          <draw:line draw:style-name="gr2" draw:text-style-name="P3" draw:layer="layout" svg:x1="22.309cm" svg:y1="7.604cm" svg:x2="24.625cm" svg:y2="7.604cm">
            <text:p/>
          </draw:line>
          <draw:line draw:style-name="gr2" draw:text-style-name="P3" draw:layer="layout" svg:x1="14.465cm" svg:y1="10.15cm" svg:x2="16.781cm" svg:y2="10.15cm">
            <text:p/>
          </draw:line>
        </draw:g>
        <draw:g>
          <draw:custom-shape draw:style-name="gr3" draw:text-style-name="P2" draw:layer="layout" svg:width="5.47cm" svg:height="2.665cm" svg:x="16.808cm" svg:y="11.597cm">
            <text:p text:style-name="P1"><text:span text:style-name="T1">TwoToOneMux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465cm" svg:y1="11.604cm" svg:x2="16.781cm" svg:y2="11.604cm">
            <text:p/>
          </draw:line>
          <draw:line draw:style-name="gr2" draw:text-style-name="P3" draw:layer="layout" svg:x1="14.465cm" svg:y1="12.85cm" svg:x2="16.781cm" svg:y2="12.85cm">
            <text:p/>
          </draw:line>
          <draw:line draw:style-name="gr2" draw:text-style-name="P3" draw:layer="layout" svg:x1="22.309cm" svg:y1="11.604cm" svg:x2="24.625cm" svg:y2="11.604cm">
            <text:p/>
          </draw:line>
          <draw:line draw:style-name="gr2" draw:text-style-name="P3" draw:layer="layout" svg:x1="14.465cm" svg:y1="14.15cm" svg:x2="16.781cm" svg:y2="14.15cm">
            <text:p/>
          </draw:line>
        </draw:g>
        <draw:g>
          <draw:custom-shape draw:style-name="gr3" draw:text-style-name="P2" draw:layer="layout" svg:width="5.47cm" svg:height="2.665cm" svg:x="16.808cm" svg:y="15.497cm">
            <text:p text:style-name="P1"><text:span text:style-name="T1">TwoToOneMux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4.465cm" svg:y1="15.504cm" svg:x2="16.781cm" svg:y2="15.504cm">
            <text:p/>
          </draw:line>
          <draw:line draw:style-name="gr2" draw:text-style-name="P3" draw:layer="layout" svg:x1="14.465cm" svg:y1="16.75cm" svg:x2="16.781cm" svg:y2="16.75cm">
            <text:p/>
          </draw:line>
          <draw:line draw:style-name="gr2" draw:text-style-name="P3" draw:layer="layout" svg:x1="22.309cm" svg:y1="15.504cm" svg:x2="24.625cm" svg:y2="15.504cm">
            <text:p/>
          </draw:line>
          <draw:line draw:style-name="gr2" draw:text-style-name="P3" draw:layer="layout" svg:x1="14.465cm" svg:y1="18.05cm" svg:x2="16.781cm" svg:y2="18.05cm">
            <text:p/>
          </draw:line>
        </draw:g>
        <draw:line draw:style-name="gr2" draw:text-style-name="P3" draw:layer="layout" svg:x1="11.19cm" svg:y1="0.219cm" svg:x2="14.538cm" svg:y2="0.219cm">
          <text:p/>
        </draw:line>
        <draw:line draw:style-name="gr2" draw:text-style-name="P3" draw:layer="layout" svg:x1="14.538cm" svg:y1="0.219cm" svg:x2="14.527cm" svg:y2="3.855cm">
          <text:p/>
        </draw:line>
        <draw:line draw:style-name="gr2" draw:text-style-name="P3" draw:layer="layout" svg:x1="11.19cm" svg:y1="1.919cm" svg:x2="13.903cm" svg:y2="1.919cm">
          <text:p/>
        </draw:line>
        <draw:line draw:style-name="gr2" draw:text-style-name="P3" draw:layer="layout" svg:x1="13.903cm" svg:y1="7.635cm" svg:x2="13.903cm" svg:y2="1.92cm">
          <text:p/>
        </draw:line>
        <draw:line draw:style-name="gr2" draw:text-style-name="P3" draw:layer="layout" svg:x1="13.875cm" svg:y1="7.598cm" svg:x2="14.51cm" svg:y2="7.598cm">
          <text:p/>
        </draw:line>
        <draw:line draw:style-name="gr2" draw:text-style-name="P3" draw:layer="layout" svg:x1="11.185cm" svg:y1="3.648cm" svg:x2="13.09cm" svg:y2="3.648cm">
          <text:p/>
        </draw:line>
        <draw:line draw:style-name="gr2" draw:text-style-name="P3" draw:layer="layout" svg:x1="13.096cm" svg:y1="11.649cm" svg:x2="13.096cm" svg:y2="3.62cm">
          <text:p/>
        </draw:line>
        <draw:line draw:style-name="gr2" draw:text-style-name="P3" draw:layer="layout" svg:x1="13.063cm" svg:y1="11.624cm" svg:x2="14.715cm" svg:y2="11.624cm">
          <text:p/>
        </draw:line>
        <draw:line draw:style-name="gr2" draw:text-style-name="P3" draw:layer="layout" svg:x1="11.19cm" svg:y1="5.375cm" svg:x2="12.108cm" svg:y2="5.375cm">
          <text:p/>
        </draw:line>
        <draw:line draw:style-name="gr2" draw:text-style-name="P3" draw:layer="layout" svg:x1="12.107cm" svg:y1="15.482cm" svg:x2="12.107cm" svg:y2="5.322cm">
          <text:p/>
        </draw:line>
        <draw:line draw:style-name="gr2" draw:text-style-name="P3" draw:layer="layout" svg:x1="12.1cm" svg:y1="15.459cm" svg:x2="14.674cm" svg:y2="15.491cm">
          <text:p/>
        </draw:line>
        <draw:line draw:style-name="gr2" draw:text-style-name="P3" draw:layer="layout" svg:x1="9.09cm" svg:y1="8.975cm" svg:x2="10.987cm" svg:y2="8.98cm">
          <text:p/>
        </draw:line>
        <draw:line draw:style-name="gr2" draw:text-style-name="P3" draw:layer="layout" svg:x1="11.004cm" svg:y1="8.982cm" svg:x2="11.004cm" svg:y2="5.047cm">
          <text:p/>
        </draw:line>
        <draw:line draw:style-name="gr2" draw:text-style-name="P3" draw:layer="layout" svg:x1="10.99cm" svg:y1="5.045cm" svg:x2="14.543cm" svg:y2="5.045cm">
          <text:p/>
        </draw:line>
        <draw:line draw:style-name="gr2" draw:text-style-name="P3" draw:layer="layout" svg:x1="11.495cm" svg:y1="10.76cm" svg:x2="11.494cm" svg:y2="8.856cm">
          <text:p/>
        </draw:line>
        <draw:line draw:style-name="gr2" draw:text-style-name="P3" draw:layer="layout" svg:x1="11.482cm" svg:y1="8.855cm" svg:x2="14.544cm" svg:y2="8.855cm">
          <text:p/>
        </draw:line>
        <draw:line draw:style-name="gr2" draw:text-style-name="P3" draw:layer="layout" svg:x1="9.091cm" svg:y1="10.746cm" svg:x2="11.496cm" svg:y2="10.746cm">
          <text:p/>
        </draw:line>
        <draw:line draw:style-name="gr2" draw:text-style-name="P3" draw:layer="layout" svg:x1="12.627cm" svg:y1="12.438cm" svg:x2="12.626cm" svg:y2="12.819cm">
          <text:p/>
        </draw:line>
        <draw:line draw:style-name="gr2" draw:text-style-name="P3" draw:layer="layout" svg:x1="12.618cm" svg:y1="12.892cm" svg:x2="14.544cm" svg:y2="12.892cm">
          <text:p/>
        </draw:line>
        <draw:line draw:style-name="gr2" draw:text-style-name="P3" draw:layer="layout" svg:x1="9.082cm" svg:y1="12.441cm" svg:x2="12.627cm" svg:y2="12.44cm">
          <text:p/>
        </draw:line>
        <draw:line draw:style-name="gr2" draw:text-style-name="P3" draw:layer="layout" svg:x1="12.627cm" svg:y1="14.189cm" svg:x2="12.626cm" svg:y2="16.729cm">
          <text:p/>
        </draw:line>
        <draw:line draw:style-name="gr2" draw:text-style-name="P3" draw:layer="layout" svg:x1="12.618cm" svg:y1="16.729cm" svg:x2="14.544cm" svg:y2="16.729cm">
          <text:p/>
        </draw:line>
        <draw:line draw:style-name="gr2" draw:text-style-name="P3" draw:layer="layout" svg:x1="9.082cm" svg:y1="14.215cm" svg:x2="12.627cm" svg:y2="14.208cm">
          <text:p/>
        </draw:line>
        <draw:line draw:style-name="gr2" draw:text-style-name="P3" draw:layer="layout" svg:x1="14.539cm" svg:y1="6.319cm" svg:x2="14.543cm" svg:y2="20.412cm">
          <text:p/>
        </draw:line>
        <draw:custom-shape draw:style-name="gr4" draw:text-style-name="P4" draw:layer="layout" svg:width="0.508cm" svg:height="0.508cm" svg:x="14.289cm" svg:y="1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14.29cm" svg:y="1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14.291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204cm" svg:height="1.382cm" svg:x="11.557cm" svg:y="20.493cm">
          <draw:text-box>
            <text:p text:style-name="P5"><text:span text:style-name="T2">First/Second</text:span></text:p>
          </draw:text-box>
        </draw:frame>
        <draw:g>
          <draw:custom-shape draw:style-name="gr6" draw:text-style-name="P2" draw:layer="layout" svg:width="6.271cm" svg:height="2.665cm" svg:x="29.708cm" svg:y="9.897cm">
            <text:p text:style-name="P1"><text:span text:style-name="T1">FourToOneMux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7.365cm" svg:y1="9.904cm" svg:x2="29.681cm" svg:y2="9.904cm">
            <text:p/>
          </draw:line>
          <draw:line draw:style-name="gr2" draw:text-style-name="P3" draw:layer="layout" svg:x1="27.365cm" svg:y1="10.278cm" svg:x2="29.681cm" svg:y2="10.278cm">
            <text:p/>
          </draw:line>
          <draw:line draw:style-name="gr2" draw:text-style-name="P3" draw:layer="layout" svg:x1="35.709cm" svg:y1="9.904cm" svg:x2="38.025cm" svg:y2="9.904cm">
            <text:p/>
          </draw:line>
          <draw:line draw:style-name="gr2" draw:text-style-name="P3" draw:layer="layout" svg:x1="27.366cm" svg:y1="10.658cm" svg:x2="29.682cm" svg:y2="10.658cm">
            <text:p/>
          </draw:line>
          <draw:line draw:style-name="gr2" draw:text-style-name="P3" draw:layer="layout" svg:x1="27.366cm" svg:y1="11.033cm" svg:x2="29.682cm" svg:y2="11.033cm">
            <text:p/>
          </draw:line>
          <draw:line draw:style-name="gr2" draw:text-style-name="P3" draw:layer="layout" svg:x1="28.305cm" svg:y1="12.027cm" svg:x2="29.683cm" svg:y2="12.027cm">
            <text:p/>
          </draw:line>
          <draw:line draw:style-name="gr2" draw:text-style-name="P3" draw:layer="layout" svg:x1="28.939cm" svg:y1="12.341cm" svg:x2="29.685cm" svg:y2="12.341cm">
            <text:p/>
          </draw:line>
        </draw:g>
        <draw:line draw:style-name="gr2" draw:text-style-name="P3" draw:layer="layout" svg:x1="26.48cm" svg:y1="3.789cm" svg:x2="26.48cm" svg:y2="9.89cm">
          <text:p/>
        </draw:line>
        <draw:line draw:style-name="gr2" draw:text-style-name="P3" draw:layer="layout" svg:x1="26.475cm" svg:y1="9.89cm" svg:x2="27.67cm" svg:y2="9.89cm">
          <text:p/>
        </draw:line>
        <draw:line draw:style-name="gr2" draw:text-style-name="P3" draw:layer="layout" svg:x1="24.282cm" svg:y1="3.852cm" svg:x2="26.481cm" svg:y2="3.834cm">
          <text:p/>
        </draw:line>
        <draw:line draw:style-name="gr2" draw:text-style-name="P3" draw:layer="layout" svg:x1="26.15cm" svg:y1="7.589cm" svg:x2="26.15cm" svg:y2="10.271cm">
          <text:p/>
        </draw:line>
        <draw:line draw:style-name="gr2" draw:text-style-name="P3" draw:layer="layout" svg:x1="26.146cm" svg:y1="10.271cm" svg:x2="27.67cm" svg:y2="10.271cm">
          <text:p/>
        </draw:line>
        <draw:line draw:style-name="gr2" draw:text-style-name="P3" draw:layer="layout" svg:x1="24.282cm" svg:y1="7.617cm" svg:x2="26.151cm" svg:y2="7.609cm">
          <text:p/>
        </draw:line>
        <draw:line draw:style-name="gr2" draw:text-style-name="P3" draw:layer="layout" svg:x1="25.78cm" svg:y1="11.589cm" svg:x2="25.78cm" svg:y2="10.652cm">
          <text:p/>
        </draw:line>
        <draw:line draw:style-name="gr2" draw:text-style-name="P3" draw:layer="layout" svg:x1="25.738cm" svg:y1="10.652cm" svg:x2="27.694cm" svg:y2="10.652cm">
          <text:p/>
        </draw:line>
        <draw:line draw:style-name="gr2" draw:text-style-name="P3" draw:layer="layout" svg:x1="24.282cm" svg:y1="11.56cm" svg:x2="25.765cm" svg:y2="11.56cm">
          <text:p/>
        </draw:line>
        <draw:line draw:style-name="gr2" draw:text-style-name="P3" draw:layer="layout" svg:x1="26.349cm" svg:y1="15.478cm" svg:x2="26.349cm" svg:y2="11.033cm">
          <text:p/>
        </draw:line>
        <draw:line draw:style-name="gr2" draw:text-style-name="P3" draw:layer="layout" svg:x1="26.4cm" svg:y1="11.033cm" svg:x2="27.543cm" svg:y2="11.033cm">
          <text:p/>
        </draw:line>
        <draw:line draw:style-name="gr2" draw:text-style-name="P3" draw:layer="layout" svg:x1="24.028cm" svg:y1="15.455cm" svg:x2="26.4cm" svg:y2="15.455cm">
          <text:p/>
        </draw:line>
        <draw:line draw:style-name="gr2" draw:text-style-name="P3" draw:layer="layout" svg:x1="17.728cm" svg:y1="21.155cm" svg:x2="27.543cm" svg:y2="21.193cm">
          <text:p/>
        </draw:line>
        <draw:custom-shape draw:style-name="gr7" draw:text-style-name="P2" draw:layer="layout" svg:width="7.893cm" svg:height="2.665cm" svg:x="27.651cm" svg:y="19.809cm">
          <text:p text:style-name="P1"><text:span text:style-name="T1">MultiplyByFourCou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314cm" svg:y1="19.823cm" svg:x2="28.314cm" svg:y2="11.934cm">
          <text:p/>
        </draw:line>
        <draw:line draw:style-name="gr2" draw:text-style-name="P3" draw:layer="layout" svg:x1="28.94cm" svg:y1="19.796cm" svg:x2="28.951cm" svg:y2="12.3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adornments="Regular" style:font-family-generic="swiss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9T15:58:07.458010971</meta:creation-date>
    <dc:date>2021-11-29T18:12:27.357021093</dc:date>
    <meta:editing-duration>PT1H31M34S</meta:editing-duration>
    <meta:editing-cycles>5</meta:editing-cycles>
    <meta:generator>LibreOffice/7.2.3.2$Linux_X86_64 LibreOffice_project/20$Build-2</meta:generator>
    <meta:document-statistic meta:object-count="121"/>
  </office:meta>
</office:document-meta>
</file>